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arial" svg:font-family="arial"/>
  </office:font-face-decls>
  <office:automatic-styles>
    <style:style style:name="P1" style:family="paragraph" style:parent-style-name="Standard">
      <style:text-properties officeooo:rsid="001eb7e4" officeooo:paragraph-rsid="001eb7e4"/>
    </style:style>
    <style:style style:name="P2" style:family="paragraph" style:parent-style-name="Standard">
      <style:text-properties officeooo:rsid="001f15ce" officeooo:paragraph-rsid="001f15ce"/>
    </style:style>
    <style:style style:name="P3" style:family="paragraph" style:parent-style-name="Standard">
      <style:text-properties officeooo:rsid="00224786" officeooo:paragraph-rsid="00224786"/>
    </style:style>
    <style:style style:name="P4" style:family="paragraph" style:parent-style-name="Standard">
      <style:text-properties officeooo:rsid="00231ca4" officeooo:paragraph-rsid="00231ca4"/>
    </style:style>
    <style:style style:name="P5" style:family="paragraph" style:parent-style-name="Standard">
      <style:text-properties officeooo:rsid="00240f17" officeooo:paragraph-rsid="00240f17"/>
    </style:style>
    <style:style style:name="P6" style:family="paragraph" style:parent-style-name="Standard">
      <style:text-properties officeooo:rsid="002738ba" officeooo:paragraph-rsid="002738ba"/>
    </style:style>
    <style:style style:name="P7" style:family="paragraph" style:parent-style-name="Standard">
      <style:text-properties officeooo:rsid="0028a004" officeooo:paragraph-rsid="0028a004"/>
    </style:style>
    <style:style style:name="P8" style:family="paragraph" style:parent-style-name="Standard">
      <style:text-properties officeooo:rsid="0029eaa8" officeooo:paragraph-rsid="0029eaa8"/>
    </style:style>
    <style:style style:name="P9" style:family="paragraph" style:parent-style-name="Standard">
      <style:text-properties officeooo:rsid="002ae693" officeooo:paragraph-rsid="002ae693"/>
    </style:style>
    <style:style style:name="P10" style:family="paragraph" style:parent-style-name="Standard">
      <style:text-properties officeooo:rsid="002e3627" officeooo:paragraph-rsid="002e3627"/>
    </style:style>
    <style:style style:name="P11" style:family="paragraph" style:parent-style-name="Standard">
      <style:text-properties officeooo:rsid="0030aae4" officeooo:paragraph-rsid="0030aae4"/>
    </style:style>
    <style:style style:name="P12" style:family="paragraph" style:parent-style-name="Standard">
      <style:text-properties officeooo:rsid="0030bc3f" officeooo:paragraph-rsid="0030bc3f"/>
    </style:style>
    <style:style style:name="P13" style:family="paragraph" style:parent-style-name="Standard">
      <style:text-properties officeooo:rsid="0031f43d" officeooo:paragraph-rsid="0031f43d"/>
    </style:style>
    <style:style style:name="P14" style:family="paragraph" style:parent-style-name="Standard">
      <style:text-properties officeooo:rsid="0033d111" officeooo:paragraph-rsid="0033d111"/>
    </style:style>
    <style:style style:name="P15" style:family="paragraph" style:parent-style-name="Standard">
      <style:text-properties officeooo:rsid="003661d9" officeooo:paragraph-rsid="003661d9"/>
    </style:style>
    <style:style style:name="P16" style:family="paragraph" style:parent-style-name="Standard">
      <style:text-properties officeooo:rsid="00371e81" officeooo:paragraph-rsid="00371e81"/>
    </style:style>
    <style:style style:name="P17" style:family="paragraph" style:parent-style-name="Standard">
      <style:text-properties officeooo:rsid="003d44bf" officeooo:paragraph-rsid="003d44bf"/>
    </style:style>
    <style:style style:name="P18" style:family="paragraph" style:parent-style-name="Standard">
      <style:text-properties officeooo:rsid="003f2776" officeooo:paragraph-rsid="003f2776"/>
    </style:style>
    <style:style style:name="P19" style:family="paragraph" style:parent-style-name="Standard">
      <style:text-properties officeooo:rsid="004164ca" officeooo:paragraph-rsid="004164ca"/>
    </style:style>
    <style:style style:name="P20" style:family="paragraph" style:parent-style-name="Standard">
      <style:text-properties officeooo:rsid="0041c6ac" officeooo:paragraph-rsid="00431b4c"/>
    </style:style>
    <style:style style:name="P21" style:family="paragraph" style:parent-style-name="Standard">
      <style:text-properties officeooo:rsid="00459636" officeooo:paragraph-rsid="00459636"/>
    </style:style>
    <style:style style:name="P22" style:family="paragraph" style:parent-style-name="Standard">
      <style:text-properties officeooo:rsid="0046b7b5" officeooo:paragraph-rsid="0046b7b5"/>
    </style:style>
    <style:style style:name="P23" style:family="paragraph" style:parent-style-name="Standard">
      <style:text-properties officeooo:rsid="0048d19e" officeooo:paragraph-rsid="0048d19e"/>
    </style:style>
    <style:style style:name="P24" style:family="paragraph" style:parent-style-name="Standard">
      <style:text-properties officeooo:rsid="004b5c72" officeooo:paragraph-rsid="004b5c72"/>
    </style:style>
    <style:style style:name="P25" style:family="paragraph" style:parent-style-name="Standard">
      <style:text-properties officeooo:rsid="004d1a12" officeooo:paragraph-rsid="004d1a12"/>
    </style:style>
    <style:style style:name="P26" style:family="paragraph" style:parent-style-name="Standard">
      <style:text-properties officeooo:rsid="004ee97f" officeooo:paragraph-rsid="004ee97f"/>
    </style:style>
    <style:style style:name="P27" style:family="paragraph" style:parent-style-name="Standard">
      <style:text-properties officeooo:rsid="004f3a7b" officeooo:paragraph-rsid="004f3a7b"/>
    </style:style>
    <style:style style:name="P28" style:family="paragraph" style:parent-style-name="Standard">
      <style:text-properties officeooo:rsid="00507093" officeooo:paragraph-rsid="00507093"/>
    </style:style>
    <style:style style:name="P29" style:family="paragraph" style:parent-style-name="Standard">
      <style:text-properties officeooo:rsid="0051dc7f" officeooo:paragraph-rsid="0051dc7f"/>
    </style:style>
    <style:style style:name="P30" style:family="paragraph" style:parent-style-name="Standard">
      <style:text-properties officeooo:rsid="0052d1d0" officeooo:paragraph-rsid="0052d1d0"/>
    </style:style>
    <style:style style:name="P31" style:family="paragraph" style:parent-style-name="Standard">
      <style:text-properties officeooo:rsid="0054c274" officeooo:paragraph-rsid="0054c274"/>
    </style:style>
    <style:style style:name="P32" style:family="paragraph" style:parent-style-name="Standard">
      <style:text-properties officeooo:rsid="0057e387" officeooo:paragraph-rsid="0057e387"/>
    </style:style>
    <style:style style:name="P33" style:family="paragraph" style:parent-style-name="Standard">
      <style:text-properties officeooo:rsid="00594bb6" officeooo:paragraph-rsid="00594bb6"/>
    </style:style>
    <style:style style:name="P34" style:family="paragraph" style:parent-style-name="Standard">
      <style:text-properties officeooo:rsid="005e092f" officeooo:paragraph-rsid="005e092f"/>
    </style:style>
    <style:style style:name="P35" style:family="paragraph" style:parent-style-name="Standard">
      <style:text-properties officeooo:rsid="005e8f39" officeooo:paragraph-rsid="005ec391"/>
    </style:style>
    <style:style style:name="P36" style:family="paragraph" style:parent-style-name="Standard">
      <style:text-properties officeooo:rsid="005ec391" officeooo:paragraph-rsid="005ec391"/>
    </style:style>
    <style:style style:name="P37" style:family="paragraph" style:parent-style-name="Standard">
      <style:text-properties officeooo:rsid="00609942" officeooo:paragraph-rsid="00609942"/>
    </style:style>
    <style:style style:name="P38" style:family="paragraph" style:parent-style-name="Standard">
      <style:text-properties officeooo:rsid="0060a3e8" officeooo:paragraph-rsid="00636e81"/>
    </style:style>
    <style:style style:name="P39" style:family="paragraph" style:parent-style-name="Standard">
      <style:text-properties officeooo:rsid="00636e81" officeooo:paragraph-rsid="00636e81"/>
    </style:style>
    <style:style style:name="P40" style:family="paragraph" style:parent-style-name="Standard">
      <style:text-properties officeooo:rsid="00641a52" officeooo:paragraph-rsid="00641a52"/>
    </style:style>
    <style:style style:name="P41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41a52" officeooo:paragraph-rsid="00641a52"/>
    </style:style>
    <style:style style:name="P42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45f0f" officeooo:paragraph-rsid="00645f0f"/>
    </style:style>
    <style:style style:name="P43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61cc4" officeooo:paragraph-rsid="00661cc4"/>
    </style:style>
    <style:style style:name="P44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8e10f" officeooo:paragraph-rsid="0068e10f"/>
    </style:style>
    <style:style style:name="P45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9b5cf" officeooo:paragraph-rsid="0069b5cf"/>
    </style:style>
    <style:style style:name="P46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a929f" officeooo:paragraph-rsid="006a929f"/>
    </style:style>
    <style:style style:name="P47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paragraph-rsid="006c912c"/>
    </style:style>
    <style:style style:name="P48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d353c" officeooo:paragraph-rsid="006d353c"/>
    </style:style>
    <style:style style:name="P49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6eb862" officeooo:paragraph-rsid="006eb862"/>
    </style:style>
    <style:style style:name="P50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7050fb" officeooo:paragraph-rsid="007050fb"/>
    </style:style>
    <style:style style:name="P51" style:family="paragraph" style:parent-style-name="Standard">
      <style:text-properties fo:font-variant="normal" fo:text-transform="none" fo:color="#000000" loext:opacity="100%" style:font-name="arial" fo:font-size="15pt" fo:letter-spacing="normal" fo:font-style="normal" fo:font-weight="normal" officeooo:paragraph-rsid="007050fb"/>
    </style:style>
    <style:style style:name="P52" style:family="paragraph" style:parent-style-name="Standard">
      <style:text-properties fo:font-variant="normal" fo:text-transform="none" fo:color="#000000" loext:opacity="100%" style:font-name="arial" fo:font-size="15pt" fo:letter-spacing="normal" fo:font-style="normal" fo:font-weight="normal" officeooo:rsid="007111a3" officeooo:paragraph-rsid="007111a3"/>
    </style:style>
    <style:style style:name="P53" style:family="paragraph" style:parent-style-name="Standard">
      <style:text-properties fo:font-variant="normal" fo:text-transform="none" fo:color="#000000" loext:opacity="100%" style:font-name="arial" fo:font-size="15pt" fo:letter-spacing="normal" fo:font-style="normal" fo:font-weight="normal" officeooo:paragraph-rsid="0071cc69"/>
    </style:style>
    <style:style style:name="P54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paragraph-rsid="0071cc69"/>
    </style:style>
    <style:style style:name="P55" style:family="paragraph" style:parent-style-name="Standard">
      <style:text-properties fo:font-variant="normal" fo:text-transform="none" fo:color="#ff0000" loext:opacity="100%" style:font-name="arial" fo:font-size="15pt" fo:letter-spacing="normal" fo:font-style="normal" fo:font-weight="normal" officeooo:rsid="00749d60" officeooo:paragraph-rsid="00749d60"/>
    </style:style>
    <style:style style:name="P56" style:family="paragraph" style:parent-style-name="Standard">
      <style:text-properties fo:font-variant="normal" fo:text-transform="none" fo:color="#000000" loext:opacity="100%" style:font-name="arial" fo:font-size="15pt" fo:letter-spacing="normal" fo:font-style="normal" fo:font-weight="normal" officeooo:rsid="0071cc69" officeooo:paragraph-rsid="0071cc69"/>
    </style:style>
    <style:style style:name="P57" style:family="paragraph" style:parent-style-name="Standard">
      <style:text-properties officeooo:rsid="005e8f39" officeooo:paragraph-rsid="005e8f39"/>
    </style:style>
    <style:style style:name="P58" style:family="paragraph" style:parent-style-name="Standard">
      <style:text-properties officeooo:rsid="00431b4c" officeooo:paragraph-rsid="00431b4c"/>
    </style:style>
    <style:style style:name="T1" style:family="text">
      <style:text-properties officeooo:rsid="00208a4e"/>
    </style:style>
    <style:style style:name="T2" style:family="text">
      <style:text-properties officeooo:rsid="00222ffd"/>
    </style:style>
    <style:style style:name="T3" style:family="text">
      <style:text-properties officeooo:rsid="00226ab4"/>
    </style:style>
    <style:style style:name="T4" style:family="text">
      <style:text-properties officeooo:rsid="0024697d"/>
    </style:style>
    <style:style style:name="T5" style:family="text">
      <style:text-properties officeooo:rsid="002541bb"/>
    </style:style>
    <style:style style:name="T6" style:family="text">
      <style:text-properties officeooo:rsid="00298535"/>
    </style:style>
    <style:style style:name="T7" style:family="text">
      <style:text-properties officeooo:rsid="002c7458"/>
    </style:style>
    <style:style style:name="T8" style:family="text">
      <style:text-properties officeooo:rsid="002fe5be"/>
    </style:style>
    <style:style style:name="T9" style:family="text">
      <style:text-properties officeooo:rsid="002ff17c"/>
    </style:style>
    <style:style style:name="T10" style:family="text">
      <style:text-properties officeooo:rsid="00347baa"/>
    </style:style>
    <style:style style:name="T11" style:family="text">
      <style:text-properties officeooo:rsid="00391248"/>
    </style:style>
    <style:style style:name="T12" style:family="text">
      <style:text-properties officeooo:rsid="003a91c5"/>
    </style:style>
    <style:style style:name="T13" style:family="text">
      <style:text-properties officeooo:rsid="003bfae5"/>
    </style:style>
    <style:style style:name="T14" style:family="text">
      <style:text-properties officeooo:rsid="003d75ab"/>
    </style:style>
    <style:style style:name="T15" style:family="text">
      <style:text-properties officeooo:rsid="003e42ba"/>
    </style:style>
    <style:style style:name="T16" style:family="text">
      <style:text-properties officeooo:rsid="0041087f"/>
    </style:style>
    <style:style style:name="T17" style:family="text">
      <style:text-properties officeooo:rsid="00431b4c"/>
    </style:style>
    <style:style style:name="T18" style:family="text">
      <style:text-properties officeooo:rsid="0043f708"/>
    </style:style>
    <style:style style:name="T19" style:family="text">
      <style:text-properties officeooo:rsid="004796a3"/>
    </style:style>
    <style:style style:name="T20" style:family="text">
      <style:text-properties officeooo:rsid="004a035a"/>
    </style:style>
    <style:style style:name="T21" style:family="text">
      <style:text-properties officeooo:rsid="004d6bad"/>
    </style:style>
    <style:style style:name="T22" style:family="text">
      <style:text-properties officeooo:rsid="0052d1d0"/>
    </style:style>
    <style:style style:name="T23" style:family="text">
      <style:text-properties officeooo:rsid="0056bcb1"/>
    </style:style>
    <style:style style:name="T24" style:family="text">
      <style:text-properties officeooo:rsid="005ad4d9"/>
    </style:style>
    <style:style style:name="T25" style:family="text">
      <style:text-properties officeooo:rsid="005c09c5"/>
    </style:style>
    <style:style style:name="T26" style:family="text">
      <style:text-properties officeooo:rsid="005ec391"/>
    </style:style>
    <style:style style:name="T27" style:family="text">
      <style:text-properties officeooo:rsid="005ed62d"/>
    </style:style>
    <style:style style:name="T28" style:family="text">
      <style:text-properties officeooo:rsid="0060490d"/>
    </style:style>
    <style:style style:name="T29" style:family="text">
      <style:text-properties officeooo:rsid="006179f3"/>
    </style:style>
    <style:style style:name="T30" style:family="text">
      <style:text-properties officeooo:rsid="0067383c"/>
    </style:style>
    <style:style style:name="T31" style:family="text">
      <style:text-properties officeooo:rsid="006c912c"/>
    </style:style>
    <style:style style:name="T32" style:family="text">
      <style:text-properties officeooo:rsid="006e868a"/>
    </style:style>
    <style:style style:name="T33" style:family="text">
      <style:text-properties officeooo:rsid="007111a3"/>
    </style:style>
    <style:style style:name="T34" style:family="text">
      <style:text-properties officeooo:rsid="007050fb"/>
    </style:style>
    <style:style style:name="T35" style:family="text">
      <style:text-properties officeooo:rsid="0071cc69"/>
    </style:style>
    <style:style style:name="T36" style:family="text">
      <style:text-properties fo:color="#ff0000" loext:opacity="100%"/>
    </style:style>
    <style:style style:name="T37" style:family="text">
      <style:text-properties officeooo:rsid="00739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hing rod, fishing pole, fishing line, fishing float, fishing hook. Fresh water fishing, saltwater fishing.</text:p>
      <text:p text:style-name="P2">Do you like spicy food? I typically go for spicy food. <text:span text:style-name="T1">Chili, hot pepper. </text:span><text:span text:style-name="T2">Don’t use too much chili.</text:span></text:p>
      <text:p text:style-name="P3">G7 summit, G7 summit includes USA, UK, Japan, <text:span text:style-name="T3">Canada, Italy as well as the European Union.</text:span></text:p>
      <text:p text:style-name="P4">Durian, Durian Pizza, How to buy Durian? Top 10 health benefits of Durian Fruit.</text:p>
      <text:p text:style-name="P5">Medical corruption, Anti-Corruption. <text:span text:style-name="T4">Anti-Corruption movement sweeps China’s medical sector. </text:span><text:span text:style-name="T5">Understanding medical corruption in China. Corrupted FDA.</text:span></text:p>
      <text:p text:style-name="P6">Firstly, to begin with. Secondly, in addition. Thirdly, furthermore, lastly, in conclusion.</text:p>
      <text:p text:style-name="P7">With my deepest sympathy. <text:span text:style-name="T6">A letter of condolence with my deepest sympathy.</text:span></text:p>
      <text:p text:style-name="P8">Dammit, just let me speak. Dammit, Just let me speak.</text:p>
      <text:p text:style-name="P9">Cash, cashier, why should we hire you as a cashier? <text:s/><text:span text:style-name="T7">This is an entry level role, no experience required. </text:span></text:p>
      <text:p text:style-name="P10">Pork, pork sausage, why don’t Muslims eat pork? <text:s/><text:span text:style-name="T8">Why Muslims prohibited </text:span><text:span text:style-name="T9">to </text:span><text:span text:style-name="T8">eat pork?</text:span></text:p>
      <text:p text:style-name="P11">Reading and understanding a visa card. There are two categories of US visa, non-immigrate visa, immigrate visa.</text:p>
      <text:p text:style-name="P12">Fireworks, are fireworks illegal in your State? How can I prevent injures from fireworks? The majority of Chinese have habits of playing fireworks during Spring Festival.</text:p>
      <text:p text:style-name="P13">Buffalo, Buffalo, Cow and Buffalo, What’s the difference between buffalo and cow? There’s a city named Buffalo in US.</text:p>
      <text:p text:style-name="P14">Oh, my god. God bless you permanently. <text:span text:style-name="T10">Christ Jesus. <text:s/>In god we trust.</text:span></text:p>
      <text:p text:style-name="P15">Las Vegas, he dreams of opening a restaurant in Las Vegas. Las Vegas is located in the Nevada State.</text:p>
      <text:p text:style-name="P16">Envy, envious, I envy her ability to talk to people she hasn’t met before. <text:s/><text:span text:style-name="T11">I don’t envy your job of cooking for those people. </text:span><text:span text:style-name="T12">I’m envious of your new coat, it’s beautiful. </text:span><text:span text:style-name="T13">I’m envious of your progress in English.</text:span></text:p>
      <text:p text:style-name="P17">Marathon, Running a marathon, it’s not all legs. <text:span text:style-name="T14">Yantai Bajiao Bay Marathon will be held this Saturday. </text:span><text:span text:style-name="T15">Psychologists will be along Boston Marathon route to help the runners.</text:span></text:p>
      <text:p text:style-name="P18">Migrant, the city is full of migrants looking for jobs. <text:span text:style-name="T16">Immigrate, immigration.</text:span></text:p>
      <text:p text:style-name="P19">Chop, chopper, he was chopping wood in the yard. Chopper circuit. </text:p>
      <text:p text:style-name="P20">Expose lie with truth. <text:s/><text:span text:style-name="T17">Vulnerabilities in Sogou Input Method encryption expose key press to network eavesdropping. <text:s/></text:span><text:span text:style-name="T18">Vulnerabilities in Sogou Input Method encryption expose key press to network eavesdropping. </text:span></text:p>
      <text:p text:style-name="P21">This female arctic fox. This female arctic fox.</text:p>
      <text:p text:style-name="P22">Historic Shanghai Alleyways. <text:span text:style-name="T19">The rise and fall of Shanghai alleyways.</text:span></text:p>
      <text:p text:style-name="P23">Jordan , the Dead Sea. <text:span text:style-name="T20">Jordan and Saudi Arabia informed Yemen that it will not allowed its airspace to be used to against Israel.</text:span></text:p>
      <text:p text:style-name="P24">Zelensky is truly one of the greatest leader, confidence, courage, energy, charisma, the man has it all.</text:p>
      <text:p text:style-name="P25">Under US Chip sanction, Under US chip sanction. <text:span text:style-name="T21">Far ahead of, far ahead of. </text:span></text:p>
      <text:p text:style-name="P26">Gift shop, pizza shop, pizza store. </text:p>
      <text:p text:style-name="P27">Gossip, have you heard the latest gossip? She is a terrible gossip.</text:p>
      <text:p text:style-name="P28">Sense of belongings, how to create a sense of belongings in your team? </text:p>
      <text:p text:style-name="P29">The world most expensive yacht. <text:span text:style-name="T22">China is living in the future. Your car can become your yacht. </text:span></text:p>
      <text:p text:style-name="P30">Cruise Ship, Yacht.</text:p>
      <text:p text:style-name="P31">Moon is alone too, but it still shines. Moon is alone too, but it still shine<text:span text:style-name="T23">s.</text:span></text:p>
      <text:p text:style-name="P32">Targeted killing, targeted killings continue in Iran. Targeted Killings in Iran must stop.</text:p>
      <text:p text:style-name="P33">Air show, Israel announcement to all our clients worldwide. <text:span text:style-name="T24">Following the decision of the France government to restrict our participation at Paris Air Show, we have decided to transfer demonstration to Tehran. You are </text:span><text:span text:style-name="T25">all</text:span><text:span text:style-name="T24"> welcome to view our products.</text:span></text:p>
      <text:p text:style-name="P34">Giggle, giggling, stop that giggling, in the back now.</text:p>
      <text:p text:style-name="P35">Paranormal, supernatural phenomenon, top 10 supernatural phenomenons proven to be real. <text:span text:style-name="T26">19 </text:span></text:p>
      <text:p text:style-name="P35"><text:span text:style-name="T26">examples of supernatural and paranormal phenomena explained.</text:span></text:p>
      <text:p text:style-name="P36"><text:soft-page-break/>M<text:span text:style-name="T27">u</text:span>stach<text:span text:style-name="T28">e</text:span> and beard, <text:s/><text:span text:style-name="T28">mustache and beard, electric razor for men.</text:span></text:p>
      <text:p text:style-name="P37">Bladder, bladder, human organ, urine, urinary. <text:s/>Male Urinary System Kidneys with bladder. Bladder infection symptoms and early detection.</text:p>
      <text:p text:style-name="P37">Mountain bike, maintaining your mountain bike.</text:p>
      <text:p text:style-name="P38">Surrender, surrender, Iranian, Iranian. <text:span text:style-name="T29">It isn’t wise to tell the Iranian nation to surrender. It isn’t wise to tell the Iranian nation to surrender.</text:span></text:p>
      <text:p text:style-name="P39">From scratch, making solar panels from scratch. Making solar panel from scratch.</text:p>
      <text:p text:style-name="P40">Tragic, tragically, here is the story of her tragic death.</text:p>
      <text:p text:style-name="P41">Live in USA<text:line-break/>Salary 5K$ per month<text:line-break/>Rent, Income Tax, Grocery Bill, Gasoline, Car Insurance,<text:line-break/>Electricity Bill, Water Bill, Phone Bill,<text:line-break/>Eating Out, Shopping<text:line-break/>Money Left:  61$</text:p>
      <text:p text:style-name="P42">I was inside for 9 months, how dare do you take me out without asking my permissions?</text:p>
      <text:p text:style-name="P43">Orphanage, carton box, cardboard box. In Yantai in an orphanage, newborn twins abandoned in a cardboard box. <text:span text:style-name="T30">In Yantai in an orphanage, newborn twins abandoned in a cardboard box.</text:span></text:p>
      <text:p text:style-name="P44">Consul, consulate, The German Consul. China Consulate in Philippines.</text:p>
      <text:p text:style-name="P45">Vitamin B2, Vitamin B2, 90 Capsules. 90 capsules. 3 months supply. 3 months supply.</text:p>
      <text:p text:style-name="P46">Struck, struck, struck, Turkey’s disaster agency reported that four earthquakes struck Istanbul within 45 minutes. With the strongest reaching a magnitude of 6.2</text:p>
      <text:p text:style-name="P47"><text:span text:style-name="T31">lie flat, lie flat, </text:span>The young men refused to lie flat. Chinese Lie Flat Movement</text:p>
      <text:p text:style-name="P48">bionic vision, bionic eyes, the future of vision. <text:span text:style-name="T32">China has deployed a bionic robotic fish that swims like a real one to support river protection.</text:span></text:p>
      <text:p text:style-name="P49">SOS, Save Our Souls, Save Our Ship, Morse Code. Morse Code. Three dots, Three dashes, Three dots.</text:p>
      <text:p text:style-name="P49">Data Pre-processing board, data aggregation board. A desktop aggregation APP that bring together Facebook, Twitter and LinkedIn.</text:p>
      <text:p text:style-name="P50"><text:span text:style-name="T33">Lithium Battery, </text:span>Lithium Battery, Overcharge, deep discharge, depth of discharge.</text:p>
      <text:p text:style-name="P51"><text:span text:style-name="T34">What happens when you overcharge a battery? </text:span>What is Deep Discharge?  Build a simple circuit to protect batteries from deep discharge.</text:p>
      <text:p text:style-name="P52">She writes under a pseudonym, she writes under a pseudonym. Shell is pseudonym, my real name is .</text:p>
      <text:p text:style-name="P53"><text:span text:style-name="T35">Lithium Battery, Lithium battery, anode, cathode, anode, cathode, solid-state battery. </text:span><text:span text:style-name="T36">TOYOTA’s Breakthrough in Solid-State Batteries</text:span></text:p>
      <text:p text:style-name="P54">What's the difference between a <text:span text:style-name="T37">Lithium Battery</text:span> and solid-state battery?</text:p>
      <text:p text:style-name="P55"><text:soft-page-break/>If I don’t wear my glasses, everything is blur. How to blur background in Photoshop.</text:p>
      <text:p text:style-name="P55"/>
      <text:p text:style-name="P56"/>
      <text:p text:style-name="P43"/>
      <text:p text:style-name="P37"/>
      <text:p text:style-name="P36"/>
      <text:p text:style-name="P36"/>
      <text:p text:style-name="P57"/>
      <text:p text:style-name="P57"/>
      <text:p text:style-name="P32"/>
      <text:p text:style-name="P31"/>
      <text:p text:style-name="P31"/>
      <text:p text:style-name="P58"><text:s/></text:p>
      <text:p text:style-name="P11"/>
      <text:p text:style-name="P10"/>
      <text:p text:style-name="P7"/>
      <text:p text:style-name="P7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arial" svg:font-family="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6:32:50.474324261</meta:creation-date>
    <dc:date>2025-06-19T21:39:35.538958297</dc:date>
    <meta:editing-duration>PT1H8M10S</meta:editing-duration>
    <meta:editing-cycles>82</meta:editing-cycles>
    <meta:generator>LibreOffice/24.8.7.2$Linux_X86_64 LibreOffice_project/480$Build-2</meta:generator>
    <meta:document-statistic meta:table-count="0" meta:image-count="0" meta:object-count="0" meta:page-count="3" meta:paragraph-count="59" meta:word-count="942" meta:character-count="5915" meta:non-whitespace-character-count="5012"/>
  </office:meta>
</office:document-meta>
</file>